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39d" officeooo:paragraph-rsid="0018739d"/>
    </style:style>
    <style:style style:name="P2" style:family="paragraph" style:parent-style-name="Standard">
      <style:text-properties fo:font-weight="bold" officeooo:rsid="0018739d" officeooo:paragraph-rsid="0018739d" style:font-weight-asian="bold" style:font-weight-complex="bold"/>
    </style:style>
    <style:style style:name="P3" style:family="paragraph" style:parent-style-name="Standard">
      <style:text-properties fo:font-weight="normal" officeooo:rsid="0018739d" officeooo:paragraph-rsid="0018739d" style:font-weight-asian="normal" style:font-weight-complex="normal"/>
    </style:style>
    <style:style style:name="P4" style:family="paragraph" style:parent-style-name="Standard">
      <style:text-properties officeooo:rsid="001994a6" officeooo:paragraph-rsid="001994a6"/>
    </style:style>
    <style:style style:name="P5" style:family="paragraph" style:parent-style-name="Standard">
      <style:text-properties officeooo:rsid="001b0fd4" officeooo:paragraph-rsid="001b0f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94a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0fd4" style:font-weight-asian="normal" style:font-weight-complex="normal"/>
    </style:style>
    <style:style style:name="T5" style:family="text">
      <style:text-properties fo:font-weight="normal" officeooo:rsid="001c8549" style:font-weight-asian="normal" style:font-weight-complex="normal"/>
    </style:style>
    <style:style style:name="T6" style:family="text">
      <style:text-properties officeooo:rsid="001c854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VP 1</text:span> </text:p>
      <text:p text:style-name="P1"/>
      <text:p text:style-name="P1">- fonction de création d’emploi du temps (glouton sur mettre plein de tâches)</text:p>
      <text:p text:style-name="P1">on s’occupe des tâches de niveau 3 </text:p>
      <text:p text:style-name="P1">pour chaque tâche de niveau 3, on en met un maximum à l’employé n3num1, n3num2 etc</text:p>
      <text:p text:style-name="P1">idem pour chaque tâche de niveau 2, on en met un maximum à l’employé n3num1, n3num2 etc, n2num1, n2num2 etc</text:p>
      <text:p text:style-name="P1">idem pour chaque tâche de niveau 1, on en met un maximum à l’employé n3num1, n3num2 etc, n2num1, n2num2 etc, n1num1, n1num2 etc</text:p>
      <text:p text:style-name="P1"/>
      <text:p text:style-name="P1">pour l’heure de début, on met la première heure de début où c’est possible de réaliser la tâche</text:p>
      <text:p text:style-name="P1"/>
      <text:p text:style-name="P1">- <text:span text:style-name="T2">mutations</text:span></text:p>
      <text:p text:style-name="P4">SWITCH INTRA</text:p>
      <text:p text:style-name="P5">(prendre la tâche non distribuée la plus proche de la dernière tâche distribuée faisable)</text:p>
      <text:p text:style-name="P5">switch 2 par 2</text:p>
      <text:p text:style-name="P5">SWITCH INTER</text:p>
      <text:p text:style-name="P5">switch 2 par 2 </text:p>
      <text:p text:style-name="P5"/>
      <text:p text:style-name="P5">- fonction qui convertit un ordre de tâches en un emploi du temps faisable</text:p>
      <text:p text:style-name="P1"/>
      <text:p text:style-name="P1"/>
      <text:p text:style-name="P2">VERSION 2 (RECUIT)</text:p>
      <text:p text:style-name="P2"><text:span text:style-name="T3">- </text:span><text:span text:style-name="T4">améliorer les mutations </text:span><text:span text:style-name="T5">(switch avec distance)</text:span></text:p>
      <text:p text:style-name="P3">- <text:span text:style-name="T6">rajouter une proba de mutation pour que pas glouton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5:32:40.056143324</meta:creation-date>
    <dc:date>2022-03-30T23:40:49.970579842</dc:date>
    <meta:editing-duration>PT8H7M5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61" meta:character-count="875" meta:non-whitespace-character-count="728"/>
  </office:meta>
</office:document-meta>
</file>